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551in" svg:height="3.2in" svg:x="4.0433in" svg:y="0.8469in">
            <draw:object draw:notify-on-update-of-ranges="Sheet1.A2:Sheet1.A7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Average number of rounds for the gradient to converge (for nodes that have converged at least once)</text:p>
          </table:table-cell>
          <table:table-cell office:value-type="string" calcext:value-type="string">
            <text:p>Number of nodes for whom the gradient has never converg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75" calcext:value-type="float">
            <text:p>6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3125" calcext:value-type="float">
            <text:p>9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968253968254" calcext:value-type="float">
            <text:p>11.9682539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2125984251969" calcext:value-type="float">
            <text:p>13.2125984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.836" calcext:value-type="float">
            <text:p>15.8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Max number of rounds for gradient to cv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5% wri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Time 20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lte donnee a la fin des 200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ssip rounds : 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ent shuffle peri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5:09:30.85342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5:08:57.252087798</meta:creation-date>
    <meta:generator>LibreOffice/4.2.8.2$Linux_X86_64 LibreOffice_project/420m0$Build-2</meta:generator>
    <dc:date>2016-06-01T15:24:22.800389358</dc:date>
    <meta:editing-duration>PT9M46S</meta:editing-duration>
    <meta:editing-cycles>6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03cm" svg:height="8.129cm" xlink:href=".." xlink:type="simple" chart:class="chart:scatter" chart:style-name="ch1">
        <chart:title svg:x="0.765cm" svg:y="0.298cm" chart:style-name="ch2">
          <text:p>Average Maximum Time for the overlay protocol to converge</text:p>
        </chart:title>
        <chart:plot-area chart:style-name="ch3" table:cell-range-address="Sheet1.A2:Sheet1.B7" svg:x="1.283cm" svg:y="1.265cm" svg:width="12.048cm" svg:height="5.721cm">
          <chartooo:coordinate-region svg:x="1.904cm" svg:y="1.464cm" svg:width="11.147cm" svg:height="4.875cm"/>
          <chart:axis chart:dimension="x" chart:name="primary-x" chart:style-name="ch4">
            <chart:title svg:x="5.98cm" svg:y="7.148cm" chart:style-name="ch5">
              <text:p>Number of Nodes</text:p>
            </chart:title>
          </chart:axis>
          <chart:axis chart:dimension="y" chart:name="primary-y" chart:style-name="ch4">
            <chart:title svg:x="0.451cm" svg:y="6.458cm" chart:style-name="ch6">
              <text:p>Time (number of gossip rounds)</text:p>
            </chart:title>
            <chart:grid chart:style-name="ch7" chart:class="major"/>
          </chart:axis>
          <chart:series chart:style-name="ch8" chart:values-cell-range-address="Sheet1.B2:Sheet1.B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7</svg:desc>
                </draw:g>
              </table:table-cell>
              <table:table-cell office:value-type="float" office:value="6.875">
                <text:p>6.87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.3125">
                <text:p>9.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1.968253968254">
                <text:p>11.968253968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3.2125984251969">
                <text:p>13.21259842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5.836">
                <text:p>15.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